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tConfiguration.lo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ersistentConfiguration.Persisten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tConfiguration.sa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istentConfiguration.setRootDir( String roo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tConfiguration.getRoo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